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text-properties style:font-name="Times New Roman" officeooo:rsid="000c2ae4" officeooo:paragraph-rsid="000c2ae4"/>
    </style:style>
    <style:style style:name="P3" style:family="paragraph" style:parent-style-name="Standard">
      <style:text-properties style:font-name="Times New Roman" officeooo:rsid="000e728e" officeooo:paragraph-rsid="000e728e"/>
    </style:style>
    <style:style style:name="P4" style:family="paragraph" style:parent-style-name="Standard">
      <style:paragraph-properties fo:text-align="center"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e728e"/>
    </style:style>
    <style:style style:name="P6" style:family="paragraph" style:parent-style-name="Standard">
      <style:paragraph-properties fo:text-align="start" style:justify-single-word="false"/>
      <style:text-properties style:font-name="Times New Roman" officeooo:rsid="000e728e" officeooo:paragraph-rsid="000f6a31"/>
    </style:style>
    <style:style style:name="P7" style:family="paragraph" style:parent-style-name="Standard">
      <style:paragraph-properties fo:text-align="center" style:justify-single-word="false" fo:break-before="column"/>
      <style:text-properties style:font-name="Times New Roman" officeooo:rsid="000e728e" officeooo:paragraph-rsid="000e728e"/>
    </style:style>
    <style:style style:name="P8" style:family="paragraph" style:parent-style-name="Standard">
      <style:paragraph-properties>
        <style:tab-stops>
          <style:tab-stop style:position="0.5in"/>
        </style:tab-stops>
      </style:paragraph-properties>
      <style:text-properties style:font-name="Times New Roman" officeooo:rsid="000f979c" officeooo:paragraph-rsid="001c2a87"/>
    </style:style>
    <style:style style:name="P9" style:family="paragraph" style:parent-style-name="Standard">
      <style:text-properties style:font-name="Times New Roman" officeooo:rsid="000e728e" officeooo:paragraph-rsid="000e728e"/>
    </style:style>
    <style:style style:name="P10" style:family="paragraph" style:parent-style-name="Standard">
      <style:text-properties style:font-name="Times New Roman" officeooo:rsid="000e728e" officeooo:paragraph-rsid="001ec3a9"/>
    </style:style>
    <style:style style:name="P11" style:family="paragraph" style:parent-style-name="Standard">
      <style:text-properties style:font-name="Times New Roman" officeooo:rsid="000e728e" officeooo:paragraph-rsid="0023b328"/>
    </style:style>
    <style:style style:name="P12" style:family="paragraph" style:parent-style-name="Standard">
      <style:text-properties style:font-name="Times New Roman" officeooo:rsid="000e728e" officeooo:paragraph-rsid="0027c084"/>
    </style:style>
    <style:style style:name="P13" style:family="paragraph" style:parent-style-name="Standard">
      <style:paragraph-properties fo:text-align="center" style:justify-single-word="false"/>
      <style:text-properties style:font-name="Times New Roman" officeooo:rsid="000e728e" officeooo:paragraph-rsid="000e728e"/>
    </style:style>
    <style:style style:name="P14" style:family="paragraph" style:parent-style-name="Standard">
      <style:text-properties style:font-name="Times New Roman" fo:font-size="12pt" fo:font-weight="normal" officeooo:rsid="000e728e" officeooo:paragraph-rsid="000e728e" style:font-size-asian="12pt" style:font-weight-asian="normal" style:font-size-complex="12pt" style:font-weight-complex="normal"/>
    </style:style>
    <style:style style:name="P15" style:family="paragraph" style:parent-style-name="Standard">
      <style:text-properties style:font-name="Times New Roman" officeooo:rsid="0027c084" officeooo:paragraph-rsid="0027c084"/>
    </style:style>
    <style:style style:name="P16"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c2a87"/>
    </style:style>
    <style:style style:name="P17" style:family="paragraph" style:parent-style-name="Standard">
      <style:paragraph-properties fo:text-align="center" style:justify-single-word="false" fo:break-before="page"/>
      <style:text-properties style:font-name="Times New Roman" officeooo:rsid="000e728e" officeooo:paragraph-rsid="000e728e"/>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italic" officeooo:rsid="001d075b" style:font-style-asian="italic" style:font-style-complex="italic"/>
    </style:style>
    <style:style style:name="T12" style:family="text">
      <style:text-properties fo:font-style="italic" officeooo:rsid="001f8399" style:font-style-asian="italic" style:font-style-complex="italic"/>
    </style:style>
    <style:style style:name="T13" style:family="text">
      <style:text-properties fo:font-style="normal" officeooo:rsid="0012ae9d" style:font-style-asian="normal" style:font-style-complex="normal"/>
    </style:style>
    <style:style style:name="T14" style:family="text">
      <style:text-properties fo:font-style="normal" officeooo:rsid="00133713" style:font-style-asian="normal" style:font-style-complex="normal"/>
    </style:style>
    <style:style style:name="T15" style:family="text">
      <style:text-properties fo:font-style="normal" officeooo:rsid="00140dbb" style:font-style-asian="normal" style:font-style-complex="normal"/>
    </style:style>
    <style:style style:name="T16" style:family="text">
      <style:text-properties fo:font-style="normal" officeooo:rsid="0014f5ca" style:font-style-asian="normal" style:font-style-complex="normal"/>
    </style:style>
    <style:style style:name="T17" style:family="text">
      <style:text-properties fo:font-style="normal" officeooo:rsid="00166c2a" style:font-style-asian="normal" style:font-style-complex="normal"/>
    </style:style>
    <style:style style:name="T18" style:family="text">
      <style:text-properties fo:font-style="normal" officeooo:rsid="0017818d" style:font-style-asian="normal" style:font-style-complex="normal"/>
    </style:style>
    <style:style style:name="T19" style:family="text">
      <style:text-properties fo:font-style="normal" officeooo:rsid="0017bd01" style:font-style-asian="normal" style:font-style-complex="normal"/>
    </style:style>
    <style:style style:name="T20" style:family="text">
      <style:text-properties fo:font-style="normal" officeooo:rsid="00195797" style:font-style-asian="normal" style:font-style-complex="normal"/>
    </style:style>
    <style:style style:name="T21" style:family="text">
      <style:text-properties fo:font-style="normal" officeooo:rsid="001b277d" style:font-style-asian="normal" style:font-style-complex="normal"/>
    </style:style>
    <style:style style:name="T22" style:family="text">
      <style:text-properties fo:font-style="normal" officeooo:rsid="001c2a87" style:font-style-asian="normal" style:font-style-complex="normal"/>
    </style:style>
    <style:style style:name="T23" style:family="text">
      <style:text-properties fo:font-style="normal" officeooo:rsid="001e2c18" style:font-style-asian="normal" style:font-style-complex="normal"/>
    </style:style>
    <style:style style:name="T24" style:family="text">
      <style:text-properties fo:font-style="normal" officeooo:rsid="001d075b" style:font-style-asian="normal" style:font-style-complex="normal"/>
    </style:style>
    <style:style style:name="T25" style:family="text">
      <style:text-properties fo:font-style="normal" officeooo:rsid="001f8399" style:font-style-asian="normal" style:font-style-complex="normal"/>
    </style:style>
    <style:style style:name="T26" style:family="text">
      <style:text-properties fo:font-style="normal" officeooo:rsid="001def61" style:font-style-asian="normal" style:font-style-complex="normal"/>
    </style:style>
    <style:style style:name="T27" style:family="text">
      <style:text-properties fo:font-style="normal" officeooo:rsid="00210e10" style:font-style-asian="normal" style:font-style-complex="normal"/>
    </style:style>
    <style:style style:name="T28" style:family="text">
      <style:text-properties fo:font-style="normal" officeooo:rsid="00214f49" style:font-style-asian="normal" style:font-style-complex="normal"/>
    </style:style>
    <style:style style:name="T29" style:family="text">
      <style:text-properties fo:font-style="normal" officeooo:rsid="00232ad5" style:font-style-asian="normal" style:font-style-complex="normal"/>
    </style:style>
    <style:style style:name="T30" style:family="text">
      <style:text-properties fo:font-style="normal" officeooo:rsid="00237023" style:font-style-asian="normal" style:font-style-complex="normal"/>
    </style:style>
    <style:style style:name="T31" style:family="text">
      <style:text-properties fo:font-style="normal" officeooo:rsid="0023b328" style:font-style-asian="normal" style:font-style-complex="normal"/>
    </style:style>
    <style:style style:name="T32" style:family="text">
      <style:text-properties fo:font-style="normal" officeooo:rsid="00259967" style:font-style-asian="normal" style:font-style-complex="normal"/>
    </style:style>
    <style:style style:name="T33" style:family="text">
      <style:text-properties fo:font-style="normal" officeooo:rsid="0025afdc" style:font-style-asian="normal" style:font-style-complex="normal"/>
    </style:style>
    <style:style style:name="T34" style:family="text">
      <style:text-properties fo:font-style="normal" officeooo:rsid="0026765b" style:font-style-asian="normal" style:font-style-complex="normal"/>
    </style:style>
    <style:style style:name="T35" style:family="text">
      <style:text-properties fo:font-style="normal" officeooo:rsid="0027c084" style:font-style-asian="normal" style:font-style-complex="normal"/>
    </style:style>
    <style:style style:name="T36" style:family="text">
      <style:text-properties fo:font-style="normal" fo:font-weight="bold" officeooo:rsid="0023b328"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3b328" style:font-style-asian="normal" style:font-weight-asian="normal" style:font-style-complex="normal" style:font-weight-complex="normal"/>
    </style:style>
    <style:style style:name="T39" style:family="text">
      <style:text-properties fo:font-style="normal" fo:font-weight="normal" officeooo:rsid="0027c084" style:font-style-asian="normal" style:font-weight-asian="normal" style:font-style-complex="normal" style:font-weight-complex="normal"/>
    </style:style>
    <style:style style:name="T40" style:family="text">
      <style:text-properties fo:font-style="normal" fo:font-weight="normal" officeooo:rsid="00281e55" style:font-style-asian="normal" style:font-weight-asian="normal" style:font-style-complex="normal" style:font-weight-complex="normal"/>
    </style:style>
    <style:style style:name="T41" style:family="text">
      <style:text-properties officeooo:rsid="00195797"/>
    </style:style>
    <style:style style:name="T42" style:family="text">
      <style:text-properties officeooo:rsid="001f8399"/>
    </style:style>
    <style:style style:name="T43" style:family="text">
      <style:text-properties officeooo:rsid="001d07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tine Lee and Francesco Serio</text:p>
      <text:p text:style-name="P3">Dr. <text:span text:style-name="T3">Kenneth </text:span>Moorman</text:p>
      <text:p text:style-name="P2">CS-4444<text:line-break/>29 January 2020</text:p>
      <text:p text:style-name="P2"/>
      <text:p text:style-name="P4">*Proposal Title Here*</text:p>
      <text:p text:style-name="P5"/>
      <text:p text:style-name="P14">1. The Project</text:p>
      <text:p text:style-name="P3"/>
      <text:p text:style-name="P3"/>
      <text:p text:style-name="P3"/>
      <text:p text:style-name="P14">2. The Group Makeup</text:p>
      <text:p text:style-name="P3"/>
      <text:p text:style-name="P16"><text:span text:style-name="T4"><text:tab/>Francesco </text:span>did not choose this project in particular but was placed in it. DO NOT let that detract from the fact that <text:span text:style-name="T41">he is</text:span> extremely excited to be working on the project. <text:span text:style-name="T41">He is</text:span> interested in this project mainly because <text:span text:style-name="T41">he</text:span> believe<text:span text:style-name="T41">s</text:span> in the “use it or lose it” principle. <text:s/>It has been about a year since the last time <text:span text:style-name="T41">he</text:span> ha<text:span text:style-name="T41">s</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he has of Ruby. On one hand, this project does not tie directly in to his concentration area, French, however, it would be hard to find one that would from the pool of projects that were proposed. On the other hand, this project will be affected greatly by the knowledge he has amassed in having done three and a half years of Computer Science courses prior to taking Senior Seminar. <text:s/></text:span></text:p>
      <text:p text:style-name="P8"><text:span text:style-name="T2"><text:tab/>In particular, the </text:span><text:span text:style-name="T6">Software Engineering</text:span><text:span text:style-name="T13">, </text:span><text:span text:style-name="T7">Operating Systems</text:span><text:span text:style-name="T14">,</text:span><text:span text:style-name="T7"> </text:span><text:span text:style-name="T13">and </text:span><text:span text:style-name="T5">Database Management </text:span><text:span text:style-name="T14">courses </text:span><text:span text:style-name="T13">will directly impact </text:span><text:span text:style-name="T20">his</text:span><text:span text:style-name="T13"> abilities. </text:span><text:span text:style-name="T14">The first course was where </text:span><text:span text:style-name="T20">he</text:span><text:span text:style-name="T14"> became well acquainted with the jargon of the software engineering world, where </text:span><text:span text:style-name="T20">he</text:span><text:span text:style-name="T14"> had to do </text:span><text:span text:style-name="T20">his</text:span><text:span text:style-name="T14"> first project (remaking the TURING Lab website) for a “real-world” client </text:span><text:span text:style-name="T15">(with whom we met multiple times)</text:span><text:span text:style-name="T14">, and where </text:span><text:span text:style-name="T20">he</text:span><text:span text:style-name="T14"> learned the process of making a website from scratch </text:span><text:span text:style-name="T15">(using HTML5, CSS, </text:span><text:span text:style-name="T16">JavaScript</text:span><text:span text:style-name="T15">, and some PHP)</text:span><text:span text:style-name="T14"> while working in a group. Because </text:span><text:span text:style-name="T21">he</text:span><text:span text:style-name="T14"> will be making a website from scratch, will be working </text:span><text:span text:style-name="T15">and meeting with</text:span><text:span text:style-name="T14"> a real-world client, and will be working in a group where a streamlined workflow and clear understanding of the jargon will be necessary,</text:span><text:span text:style-name="T7"> Software Engineering</text:span><text:span text:style-name="T14"> will have been an invaluable class to have taken. The importance of the second course mentioned </text:span><text:span text:style-name="T15">lies in its direct impact on the way that </text:span><text:span text:style-name="T21">he has</text:span><text:span text:style-name="T15"> grown to write code in a group setting. <text:s/>In</text:span><text:span text:style-name="T8"> Operating Systems</text:span><text:span text:style-name="T15">, </text:span><text:span text:style-name="T21">he</text:span><text:span text:style-name="T15"> learned the true importance of good documentation when </text:span><text:span text:style-name="T21">his group</text:span><text:span text:style-name="T15"> had to use other groups’ header files with no comments besides the names of the files. It was a lot more difficult to test for which parts of their files were working or not because </text:span><text:span text:style-name="T21">Francesco’s group</text:span><text:span text:style-name="T15"> were not sure what already did or did not work or what certain functions were supposed to do. </text:span><text:span text:style-name="T17">Another thing that </text:span><text:span text:style-name="T21">he</text:span><text:span text:style-name="T17"> learned from that class was the importance of starting projects as soon as they are assigned and meeting with one’s group frequently. </text:span><text:span text:style-name="T21">His</text:span><text:span text:style-name="T17"> group</text:span><text:span text:style-name="T21">s</text:span><text:span text:style-name="T17"> found very quickly that problems have a nice way of arising at the most inopportune moments, when writing code especially. <text:s/></text:span><text:span text:style-name="T21">They</text:span><text:span text:style-name="T17"> found that meeting almost daily was the best way to give ourselves time to be able to handle all the compilation and run-time errors that could arise. Lastly, </text:span><text:span text:style-name="T22">he</text:span><text:span text:style-name="T17"> learned the importance of when to use pair programming. This was the way that </text:span><text:span text:style-name="T22">his</text:span><text:span text:style-name="T17"> </text:span><text:soft-page-break/><text:span text:style-name="T17">group got the most work done for that class. </text:span><text:span text:style-name="T18">It is nice to have a physical “rubber duck” in the form of a human to bounce ideas off of and often, </text:span><text:span text:style-name="T22">one’s</text:span><text:span text:style-name="T18"> group-mates can see things that </text:span><text:span text:style-name="T22">one does not</text:span><text:span text:style-name="T18"> in the code and vice-versa. Because </text:span><text:span text:style-name="T9">Senior Project</text:span><text:span text:style-name="T18"> necessitates group-work, </text:span><text:span text:style-name="T22">he</text:span><text:span text:style-name="T18"> find</text:span><text:span text:style-name="T22">s</text:span><text:span text:style-name="T18"> that all of the above mentioned experiences apply and can help inform </text:span><text:span text:style-name="T19">this group-based project. </text:span><text:span text:style-name="T10">Database Management</text:span><text:span text:style-name="T19"> will </text:span><text:span text:style-name="T20">help him because it was in this class that he learned how to create and manipulate tables and populate them with any information necessary. It was also in this class that he learned the importance of being efficient with form changes and the significance of differing keys. <text:s/>This will be relevant in his understanding of the database framework that has been implemented by one of his other peers, who was doing a database-tied application for the Moosnick Museu</text:span><text:span text:style-name="T22">m. </text:span></text:p>
      <text:p text:style-name="P8"><text:span text:style-name="T22"><text:tab/>One of the specific skills that he brings to the project are his knowledge and experience with web development (using HTML5, JavaScript, CSS, and Ruby) across 2 projects for school, the creation of a weather web application using an API for an internship coding interview, and the maintenance of two websites while working for a semester at the internship. <text:s/>Another relevant skill that he picked up through working at the internship is a small coding team’s workflow toolkit. <text:s/>He honed his skills in the Unix terminal, Git and GitHub usage and became well acquainted with Trello as a tool for keeping track of the pieces of the project as it comes to completion. </text:span><text:span text:style-name="T23">He has become well acquainted with Ruby </text:span></text:p>
      <text:p text:style-name="P3"/>
      <text:p text:style-name="P10"><text:span text:style-name="T42"><text:tab/>Christine proposed the idea of the Moosnick website to the class. </text:span><text:span text:style-name="T24">In terms of prior knowledge regarding the project, </text:span><text:span text:style-name="T25">she has l</text:span><text:span text:style-name="T24">ittle. </text:span><text:span text:style-name="T43">Because Christine decided to switch to Computer Science as a major right before her Junior year, she did not have the luxury of having many choices of different CS courses outside of the core major requirements. She missed the opportunity to take </text:span><text:span text:style-name="T11">Database Management</text:span><text:span text:style-name="T24"> because </text:span><text:span text:style-name="T25">she</text:span><text:span text:style-name="T24"> had to take the fundamental courses </text:span><text:span text:style-name="T25">instead.</text:span><text:span text:style-name="T24"> </text:span><text:span text:style-name="T25">However, Christine has </text:span><text:span text:style-name="T24">been always interested in learning web development a</text:span><text:span text:style-name="T25">nd databases.</text:span><text:span text:style-name="T24"> </text:span><text:span text:style-name="T25">Extrinsically, it would </text:span><text:span text:style-name="T24">increase </text:span><text:span text:style-name="T25">her</text:span><text:span text:style-name="T24"> marketability as a programmer in the job market. Intrinsically, </text:span><text:span text:style-name="T25">she’s </text:span><text:span text:style-name="T24">wanted to learn how to code an interface a person would interact with that is accessible and aesthetically pleasing. </text:span><text:span text:style-name="T25">Christine’s</text:span><text:span text:style-name="T24"> concentration </text:span><text:span text:style-name="T25">of Spanish</text:span><text:span text:style-name="T24"> does not directly pertain to </text:span><text:span text:style-name="T26">this project. It is hard to argue how Spanish and Computer Science would be directly related in general. However, </text:span><text:span text:style-name="T25">her</text:span><text:span text:style-name="T26"> Spanish minor shows that </text:span><text:span text:style-name="T25">she </text:span><text:span text:style-name="T26">had, and still ha</text:span><text:span text:style-name="T25">s,</text:span><text:span text:style-name="T26"> a desire to learn a foreign language. </text:span><text:span text:style-name="T25">Christine considers programming languages very similar to human languages, and she immensely enjoys learning new languages, both programming and human. The same desire to learn is why Christine chose to propose the project even though she does not possess the skills required. </text:span><text:span text:style-name="T27">However, that does not mean that Christine knows nothing. I</text:span><text:span text:style-name="T25">n </text:span><text:span text:style-name="T12">Operating Systems</text:span><text:span text:style-name="T25">, she utilized GitHub </text:span><text:span text:style-name="T27">for version control in her group projects </text:span><text:span text:style-name="T25">and will use it for this project to keep Fran up to date on her progress. </text:span><text:span text:style-name="T27">She will be honing her terminal skills while working with GitHub as well.</text:span></text:p>
      <text:p text:style-name="P10"><text:span text:style-name="T27"/></text:p>
      <text:p text:style-name="P11"><text:span text:style-name="T27"><text:tab/></text:span><text:span text:style-name="T28">Our group envisions the usage of the following languages for this project: HTML5, CSS, </text:span><text:span text:style-name="T30">and </text:span><text:span text:style-name="T28">JavaScript. </text:span><text:span text:style-name="T29">We will be using HTML5 because it is the basic block upon which most websites are built. We will be using CSS because it allows us to retain consistency across pages and allows us to maintain content organization. <text:s/>We will be using JavaScript because </text:span><text:span text:style-name="T30">we need to to interface with Adriaan’s Firebase database. Also to be noted, it will allow for us to have an interactive website. </text:span></text:p>
      <text:p text:style-name="P12"><text:soft-page-break/><text:span text:style-name="T30"><text:tab/></text:span><text:span text:style-name="T31">We will be using GitHub, Trello, the </text:span><text:span text:style-name="T34">j</text:span><text:span text:style-name="T31">Query Library, and Visual Studio Code. GitHub will be essential to our operation for version control because of testing, SRS updates, working on separate branches, and workflow. We will be using Trello because it enhances group member communication, accountability, and work management. The group can vouch for its </text:span><text:span text:style-name="T32">efficiency</text:span><text:span text:style-name="T31"> and effectiveness in these regards. Also, according to the Trello website, “Trello lets you work more collaboratively and get more done. Trello’s boards, lists, and cards enable you to organize and prioritize your projects in a fun, flexible, and rewarding way.”</text:span><text:span text:style-name="T36">ADD CITATION HERE</text:span><text:span text:style-name="T31"> </text:span><text:span text:style-name="T33">We will be using the </text:span><text:span text:style-name="T34">j</text:span><text:span text:style-name="T33">Query Library because “</text:span><text:span text:style-name="T35">jQuery is a</text:span><text:span text:style-name="T34"> powerful tool that offers a simple way to achieve a variety of common JavaScript tasks quickly and consistently across all major browsers and without any fallback code needed” (Duckett 294). To be noted, we will need to build a strong foundation in JavaScript before being able to take advantage of all that jQuery has to offer. We will be using Visual Studio Code because we are both well acquainted with it and feel very comfortable using its powerful features. A possible development tool that we may use in the future is Jekyll. Jekyll allows us to run local host servers from our machines to have a pseudo-sandbox environment to test changes and updates to the website without affecting the stable version. </text:span><text:span text:style-name="T36">ADD CITATION HERE</text:span><text:span text:style-name="T38"> </text:span></text:p>
      <text:p text:style-name="P12"><text:span text:style-name="T38"><text:tab/></text:span><text:span text:style-name="T39">What learning opportunities does this project present?</text:span></text:p>
      <text:p text:style-name="P12"><text:span text:style-name="T39"><text:tab/>HTML5, CSS, and JavaScript are three languages that we have had little exposure to as a group. This project will challenge us by requiring us to learn these languages within a short period of time and be proficient enough to create a website that adheres to the HCI guidelines. Gaining the knowledge in JavaScript will allow us to expand our knowledge further by using jQuery for further efficiency and utility. The group has very limited experience in Firebase. Because the database for Moosnick was created by Adriaan, we do not have to worry about setting up one ourselves. However, we learned that the database is Firebase-based. This provides us with the opportunity to learn about a completely new database framework. Since Firebase is intended for mobile applications primarily, we will also have to learn how Firebase interfaces with web applications and languages. </text:span></text:p>
      <text:p text:style-name="P12"><text:span text:style-name="T39"><text:tab/></text:span><text:span text:style-name="T40">SOMETHING ABOUT WEB DESIGN </text:span></text:p>
      <text:p text:style-name="P12"><text:span text:style-name="T40"><text:tab/>We will learn about aesthetics, idk what looking pretty is</text:span></text:p>
      <text:p text:style-name="P12"><text:span text:style-name="T40"/></text:p>
      <text:p text:style-name="P12"><text:span text:style-name="T39"><text:tab/>What are the areas that you foresee requiring more time and dedication </text:span></text:p>
      <text:p text:style-name="P12"><text:span text:style-name="T39"><text:tab/>Learning the languages: JavaScript probably lmao</text:span></text:p>
      <text:p text:style-name="P15"><text:span text:style-name="T37"><text:tab/>Firebase itself and integration</text:span></text:p>
      <text:p text:style-name="P15"><text:span text:style-name="T37"><text:tab/></text:span><text:span text:style-name="T40">Web design for sure, fml</text:span></text:p>
      <text:p text:style-name="P10"><text:span text:style-name="T27"/></text:p>
      <text:p text:style-name="P14">3. The Client</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
      <text:p text:style-name="P7"/>
      <text:p text:style-name="P7"/>
      <text:p text:style-name="P4"/>
      <text:p text:style-name="P4"/>
      <text:p text:style-name="P4"/>
      <text:p text:style-name="P17"/>
      <text:p text:style-name="P4">Works Cited</text:p>
      <text:p text:style-name="P4"/>
      <text:p text:style-name="P6"><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6"/>
      <text:p text:style-name="P6"><text:a xlink:type="simple" xlink:href="https://guides.github.com/activities/hello-world/" text:style-name="Internet_20_link" text:visited-style-name="Visited_20_Internet_20_Link">https://guides.github.com/activities/hello-world/</text:a>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transparent" style:dynamic-spacing="false" draw:fill="none" draw:fill-color="#729fcf" draw:opacity="100%"/>
      </style:header-style>
      <style:footer-style/>
    </style:page-layout>
  </office:automatic-styles>
  <office:master-styles>
    <style:master-page style:name="Standard" style:page-layout-name="Mpm1">
      <style:header>
        <text:p text:style-name="MP1"><text:span text:style-name="MT1">Lee and Serio </text:span><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4T18:25:24.698000000</dc:date>
    <meta:editing-duration>PT1H6M48S</meta:editing-duration>
    <meta:editing-cycles>17</meta:editing-cycles>
    <meta:generator>LibreOffice/6.2.8.2$Windows_X86_64 LibreOffice_project/f82ddfca21ebc1e222a662a32b25c0c9d20169ee</meta:generator>
    <meta:document-statistic meta:table-count="0" meta:image-count="0" meta:object-count="0" meta:page-count="5" meta:paragraph-count="25" meta:word-count="1567" meta:character-count="9500" meta:non-whitespace-character-count="7927"/>
  </office:meta>
</office:document-meta>
</file>